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41cm" style:rel-column-width="2853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6.231cm" style:rel-column-width="62526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741cm" style:rel-column-width="2853*"/>
    </style:style>
    <style:style style:name="表2.B" style:family="table-column">
      <style:table-column-properties style:column-width="0.041cm" style:rel-column-width="156*"/>
    </style:style>
    <style:style style:name="表2.C" style:family="table-column">
      <style:table-column-properties style:column-width="16.231cm" style:rel-column-width="62526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781cm" style:rel-column-width="3009*"/>
    </style:style>
    <style:style style:name="表3.B" style:family="table-column">
      <style:table-column-properties style:column-width="16.231cm" style:rel-column-width="62526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.561cm" style:rel-column-width="6013*"/>
    </style:style>
    <style:style style:name="表4.C" style:family="table-column">
      <style:table-column-properties style:column-width="14.473cm" style:rel-column-width="55751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A4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fo:background-color="transparent" style:font-size-asian="14pt" style:font-size-complex="14pt"/>
    </style:style>
    <style:style style:name="P5" style:family="paragraph" style:parent-style-name="Table_20_Contents">
      <style:text-properties fo:font-size="14pt" fo:background-color="#ffff00" style:font-size-asian="14pt" style:font-size-complex="14pt"/>
    </style:style>
    <style:style style:name="P6" style:family="paragraph" style:parent-style-name="Table_20_Contents">
      <style:text-properties fo:font-size="14pt" fo:background-color="#99ff99" style:font-size-asian="14pt" style:font-size-complex="14pt"/>
    </style:style>
    <style:style style:name="P7" style:family="paragraph" style:parent-style-name="Table_20_Contents">
      <style:text-properties fo:font-size="14pt" fo:background-color="#66ffff" style:font-size-asian="14pt" style:font-size-complex="14pt"/>
    </style:style>
    <style:style style:name="P8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9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0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5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1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9" style:family="paragraph" style:parent-style-name="Standard" style:list-style-name="L1">
      <style:text-properties fo:font-size="14pt" style:font-size-asian="14pt" style:font-size-complex="14pt"/>
    </style:style>
    <style:style style:name="P20" style:family="paragraph" style:parent-style-name="Standard" style:list-style-name="L1">
      <style:paragraph-properties fo:line-height="150%"/>
      <style:text-properties style:font-name="Arial" fo:font-size="16pt" style:font-name-asian="Arial" style:font-size-asian="16pt" style:font-size-complex="16pt"/>
    </style:style>
    <style:style style:name="P21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1" style:family="text">
      <style:text-properties fo:background-color="#ffff00"/>
    </style:style>
    <style:style style:name="T2" style:family="text">
      <style:text-properties fo:background-color="#ffcccc"/>
    </style:style>
    <style:style style:name="T3" style:family="text">
      <style:text-properties fo:background-color="#ccffff"/>
    </style:style>
    <style:style style:name="T4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T8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9" style:family="text">
      <style:text-properties fo:color="#ff0000" fo:background-color="#f4cccc"/>
    </style:style>
    <style:style style:name="T10" style:family="text">
      <style:text-properties fo:background-color="transparent"/>
    </style:style>
    <style:style style:name="T11" style:family="text">
      <style:text-properties fo:background-color="#99ff99"/>
    </style:style>
    <style:style style:name="T12" style:family="text">
      <style:text-properties fo:background-color="#66ffff"/>
    </style:style>
    <style:style style:name="T13" style:family="text">
      <style:text-properties fo:background-color="#33ff99"/>
    </style:style>
    <style:style style:name="T14" style:family="text">
      <style:text-properties fo:color="#0084d1" fo:font-size="28pt" fo:font-weight="bold" fo:background-color="#ffff00" style:font-size-asian="28pt" style:font-style-asian="italic" style:font-weight-asian="bold" style:font-size-complex="28pt" style:font-style-complex="italic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20200724_135553</text:p>
      <text:p text:style-name="P12"/>
      <text:p text:style-name="P1"/>
      <text:p text:style-name="P1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columns-spanned="3" office:value-type="string">
            <text:p text:style-name="P15">DESKTOP</text:p>
          </table:table-cell>
          <table:covered-table-cell/>
          <table:covered-table-cell/>
        </table:table-row>
        <table:table-row>
          <table:table-cell table:style-name="表1.A2" office:value-type="string">
            <text:p text:style-name="P3"/>
          </table:table-cell>
          <table:table-cell table:style-name="表1.B2" table:number-columns-spanned="2" office:value-type="string">
            <text:p text:style-name="P3">card ==&gt; out</text:p>
          </table:table-cell>
          <table:covered-table-cell/>
        </table:table-row>
        <table:table-row>
          <table:table-cell table:style-name="表1.B2" table:number-columns-spanned="3" office:value-type="string">
            <text:p text:style-name="P15">NOTE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card ==&gt; insert</text:p>
          </table:table-cell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Copy : statemet file</text:p>
            <text:p text:style-name="P3">to : C:\Users\user\AppData\Roaming\MetaQuotes\Terminal\5D28BD404C024725A623256D5EEF0486\MQL4\Files\Report_Trades</text:p>
          </table:table-cell>
        </table:table-row>
        <table:table-row>
          <table:table-cell table:style-name="表1.A2" table:number-columns-spanned="2" office:value-type="string">
            <text:p text:style-name="P3">#</text:p>
          </table:table-cell>
          <table:covered-table-cell/>
          <table:table-cell table:style-name="表1.B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Sdcard ==&gt; take out from : note-pc</text:p>
          </table:table-cell>
        </table:table-row>
        <table:table-row>
          <table:table-cell table:style-name="表1.B2" table:number-columns-spanned="3" office:value-type="string">
            <text:p text:style-name="P15">DESKTOP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Sdcard ==&gt; into : desktop</text:p>
          </table:table-cell>
        </table:table-row>
        <table:table-row>
          <table:table-cell table:style-name="表1.A2" table:number-rows-spanned="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copied files ==&gt; copy to desktop</text:p>
            <text:p text:style-name="P3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3">log files : </text:p>
            <text:p text:style-name="P3">from : E:\fx\20200XXX[eap-2.id-1].[XXX-XX].dir</text:p>
            <text:p text:style-name="P3">to : C:\Users\iwabuchiken\AppData\Roaming\MetaQuotes\Terminal\34B08C83A5AAE27A4079DE708E60511E\MQL4\Files\Logs</text:p>
            <text:p text:style-name="P3"/>
            <text:p text:style-name="P3">statement file</text:p>
            <text:p text:style-name="P3">from : E:\fx\DetailedStatement.(2020XXXX_XXXX).*</text:p>
            <text:p text:style-name="P3">to : C:\Users\iwabuchiken\AppData\Roaming\MetaQuotes\Terminal\34B08C83A5AAE27A4079DE708E60511E\MQL4\Files\Report_Trades</text:p>
            <text:p text:style-name="P12"/>
          </table:table-cell>
        </table:table-row>
        <text:soft-page-break/>
        <table:table-row>
          <table:table-cell table:style-name="表1.A2" table:number-rows-spanned="3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build url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3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">C</text:span></text:a><text:span text:style-name="T1">:\Users\iwabuchiken\AppData\Roaming\MetaQuotes\Terminal\34B08C83A5AAE27A4079DE708E60511E\MQL4\Files\Logs\20200723_131259[eap-2.id-1].[AUDJPY-</text:span><text:span text:style-name="T1">5].dir</text:span>&amp;param_Fname_File_Tickets_Data=<text:span text:style-name="T2">[ea-4_tester-1].(20200723_131259).(tickets-data).log</text:span>&amp;param_Fname_File_Statement=<text:span text:style-name="T3">DetailedStatement.[a-j,M5].[20200724_134710].htm</text:span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3"><text:s/>==&gt; access</text:p>
          </table:table-cell>
        </table:table-row>
        <table:table-row>
          <table:table-cell table:style-name="表1.A2" table:number-rows-spanned="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3">file ==&gt; gen-ed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5">…\20200723_131259[eap-2.id-1].[AUDJPY-5].dir\[XXX].(XXXX).(combined-data).(XXX).dat</text:p>
          </table:table-cell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4"/>
          </table:table-cell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office:value-type="string">
            <text:p text:style-name="P4"/>
          </table:table-cell>
        </table:table-row>
      </table:table>
      <text:p text:style-name="P1"/>
      <text:p text:style-name="P1"/>
      <text:p text:style-name="P1">=====================================<text:line-break/><text:span text:style-name="T5">6.2_1</text:span><text:span text:style-name="T4">---------------------------------------------------------------------------</text:span></text:p>
      <text:p text:style-name="P2">[2] res free# JVEMV6 44#6.2_X / 44. currency / 6. obs / 2. demo result data / 20200826_150839</text:p>
      <text:p text:style-name="P1">20200826_150822</text:p>
      <text:p text:style-name="P1"/>
      <text:p text:style-name="P12"/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columns-spanned="3" office:value-type="string">
            <text:p text:style-name="P15"><text:span text:style-name="T7">#_ </text:span>DESKTOP</text:p>
          </table:table-cell>
          <table:covered-table-cell/>
          <table:covered-table-cell/>
        </table:table-row>
        <table:table-row>
          <table:table-cell table:style-name="表2.A2" office:value-type="string">
            <text:p text:style-name="P3"/>
          </table:table-cell>
          <table:table-cell table:style-name="表2.B2" table:number-columns-spanned="2" office:value-type="string">
            <text:p text:style-name="P3">card ==&gt; out</text:p>
          </table:table-cell>
          <table:covered-table-cell/>
        </table:table-row>
        <table:table-row>
          <table:table-cell table:style-name="表2.B2" table:number-columns-spanned="3" office:value-type="string">
            <text:p text:style-name="P15"><text:span text:style-name="T7">#_ </text:span>NOTE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<text:span text:style-name="T7">#_ </text:span>card ==&gt; insert</text:p>
          </table:table-cell>
        </table:table-row>
        <table:table-row>
          <table:table-cell table:style-name="表2.A2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Copy : statemet file</text:p>
            <text:p text:style-name="P3">to : C:\Users\user\AppData\Roaming\MetaQuotes\Terminal\5D28BD404C024725A623256D5EEF0486\MQL4\Files\Report_Trades</text:p>
          </table:table-cell>
        </table:table-row>
        <table:table-row>
          <table:table-cell table:style-name="表2.A2" table:number-columns-spanned="2" office:value-type="string">
            <text:p text:style-name="P3">#</text:p>
          </table:table-cell>
          <table:covered-table-cell/>
          <table:table-cell table:style-name="表2.B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2.A2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<text:soft-page-break/>C:\Users\user\AppData\Roaming\MetaQuotes\Terminal\5D28BD404C024725A623256D5EEF0486\MQL4\Files\Logs</text:p>
          </table:table-cell>
        </table:table-row>
        <table:table-row>
          <table:table-cell table:style-name="表2.A2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Sdcard ==&gt; take out from : note-pc</text:p>
          </table:table-cell>
        </table:table-row>
        <table:table-row>
          <table:table-cell table:style-name="表2.B2" table:number-columns-spanned="3" office:value-type="string">
            <text:p text:style-name="P15">DESKTOP 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<text:span text:style-name="T7">#_ </text:span>Sdcard ==&gt; into : desktop</text:p>
          </table:table-cell>
        </table:table-row>
        <table:table-row>
          <table:table-cell table:style-name="表2.A2" table:number-rows-spanned="3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copied files ==&gt; copy to desktop</text:p>
            <text:p text:style-name="P3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3">log files : </text:p>
            <text:p text:style-name="P3">from : E:\fx\20200XXX[eap-2.id-1].[XXX-XX].dir</text:p>
            <text:p text:style-name="P6">20200825_164028[eap-2.id-1].[AUDJPY-1].dir</text:p>
            <text:p text:style-name="P3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3">statement file </text:p>
            <text:p text:style-name="P3">from : E:\fx\DetailedStatement.(2020XXXX_XXXX).*</text:p>
            <text:p text:style-name="P7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</table:table-row>
        <table:table-row>
          <table:table-cell table:style-name="表2.A2" table:number-rows-spanned="3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build url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3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0">C</text:span></text:a><text:span text:style-name="T10">:\Users\iwabuchiken\AppData\Roaming\MetaQuotes\Terminal\34B08C83A5AAE27A4079DE708E60511E\MQL4\Files\Logs\</text:span><text:span text:style-name="T11">20200825_164028[eap-2.id-1].[AUDJPY-1].dir</text:span>&amp;param_Fname_File_Tickets_Data=<text:span text:style-name="T2">[ea-6_tester-1].(20200825_164028).(tickets-data).log</text:span>&amp;param_Fname_File_Statement=<text:span text:style-name="T12">DetailedStatement.[a-j,M5].[id=20117143].[20200826_143940].htm</text:span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3"><text:s/>==&gt; access</text:p>
          </table:table-cell>
        </table:table-row>
        <table:table-row>
          <table:table-cell table:style-name="表2.A2" table:number-rows-spanned="2" table:number-columns-spanned="2" office:value-type="string">
            <text:p text:style-name="P3"/>
          </table:table-cell>
          <table:covered-table-cell/>
          <table:table-cell table:style-name="表2.B2" office:value-type="string">
            <text:p text:style-name="P3">file ==&gt; gen-ed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5"><text:span text:style-name="T10">…\34B08C83A5AAE27A4079DE708E60511E\MQL4\Files\Logs\</text:span><text:span text:style-name="T11">20200825_164028[eap-2.id-1].[AUDJPY-1].dir</text:span>\[XXX].(XXXX).(combined-data).(XXX).dat</text:p>
          </table:table-cell>
        </table:table-row>
      </table:table>
      <text:p text:style-name="P1"/>
      <text:p text:style-name="P1">TRY </text:p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table:number-rows-spanned="3" office:value-type="string">
            <text:p text:style-name="P3"/>
          </table:table-cell>
          <table:table-cell table:style-name="表3.B1" office:value-type="string">
            <text:p text:style-name="P3">build url </text:p>
          </table:table-cell>
        </table:table-row>
        <table:table-row>
          <table:covered-table-cell/>
          <table:table-cell table:style-name="表3.B2" office:value-type="string">
            <text:p text:style-name="P3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0">C</text:span></text:a><text:span text:style-name="T10">:\Users\iwabuchiken\AppData\Roaming\Met</text:span><text:soft-page-break/><text:span text:style-name="T10">aQuotes\Terminal\34B08C83A5AAE27A4079DE708E60511E\MQL4\Files\Logs\</text:span><text:span text:style-name="T11">20200825_111429[eap-2.id-1].[AUDJPY-5].dir</text:span>&amp;param_Fname_File_Tickets_Data=<text:span text:style-name="T2">[ea-4_tester-1].(20200825_111429).(tickets-data).log</text:span>&amp;param_Fname_File_Statement=<text:span text:style-name="T12">DetailedStatement.[a-j,M5].[id=20117143].[20200826_143940].htm</text:span></text:p>
          </table:table-cell>
        </table:table-row>
        <table:table-row>
          <table:covered-table-cell/>
          <table:table-cell table:style-name="表3.B2" office:value-type="string">
            <text:p text:style-name="P3"><text:s/>==&gt; access</text:p>
          </table:table-cell>
        </table:table-row>
      </table:table>
      <text:list xml:id="list4838663112205320793" text:style-name="L1">
        <text:list-item>
          <text:p text:style-name="P19">access </text:p>
          <text:list>
            <text:list-item>
              <text:p text:style-name="P19">==&gt; OK : [ea-4_tester-1].(20200507_140530).(combined-data).(20200826_154718_428312).dat</text:p>
              <text:list>
                <text:list-item>
                  <text:p text:style-name="P19">C:\Users\iwabuchiken\AppData\Roaming\MetaQuotes\Terminal\34B08C83A5AAE27A4079DE708E60511E\MQL4\Files\Logs\20200825_111429[eap-2.id-1].[AUDJPY-5].dir</text:p>
                </text:list-item>
              </text:list>
            </text:list-item>
          </text:list>
        </text:list-item>
        <text:list-item>
          <text:p text:style-name="P20">TASK-1.2 <text:s/>: </text:p>
          <text:list>
            <text:list-item>
              <text:list>
                <text:list-item>
                  <text:p text:style-name="P20">ref : log_JVE_44_10_2.[fx-php-tester].[~20200804_154854].odt // <text:span text:style-name="T6">[9] res free# JVEMV6 44#10.3.4_X / 44. currency / 10. prog-php / 4. gen-trading-result-list-file / 20200726_154453</text:span></text:p>
                </text:list-item>
                <text:list-item>
                  <text:p text:style-name="P20">C:\WORKS_2\WS\WS_Others.JVEMV6\JVEMV6\44_currency\10_prog-php\2_tester</text:p>
                </text:list-item>
                <text:list-item>
                  <text:p text:style-name="P20">log_JVE_44_6_2.[session-2~].ods // C:\WORKS_2\WS\WS_Others.JVEMV6\JVEMV6\44_currency\10_prog-php\2_tester</text:p>
                </text:list-item>
              </text:list>
            </text:list-item>
            <text:list-item>
              <text:p text:style-name="P21"><text:s/>: sheet ==&gt; gen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table:number-rows-spanned="3" office:value-type="string">
            <text:p text:style-name="P9"/>
          </table:table-cell>
          <table:table-cell table:style-name="表4.B1" table:number-rows-spanned="3" office:value-type="string">
            <text:p text:style-name="P10">file</text:p>
          </table:table-cell>
          <table:table-cell table:style-name="表4.C1" office:value-type="string">
            <text:p text:style-name="P10">open ==&gt; odt file</text:p>
            <text:p text:style-name="P10">C:\WORKS_2\WS\WS_Others.JVEMV6\JVEMV6\44_currency\10_prog-php\2_tester\log_JVE_44_6_2.[session-XXX~].ods</text:p>
            <text:p text:style-name="P11">log_JVE_44_6_2.[session-2~].ods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0">DUP sheet ==&gt; “<text:span text:style-name="T13">2</text:span>”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0">rename</text:p>
            <text:p text:style-name="P10">move to ==&gt; any suitable location</text:p>
          </table:table-cell>
        </table:table-row>
        <text:soft-page-break/>
        <table:table-row>
          <table:table-cell table:style-name="表4.A4" office:value-type="string">
            <text:p text:style-name="P9"/>
          </table:table-cell>
          <table:table-cell table:style-name="表4.A4" table:number-rows-spanned="2" office:value-type="string">
            <text:p text:style-name="P10">sheet</text:p>
          </table:table-cell>
          <table:table-cell table:style-name="表4.C2" office:value-type="string">
            <text:p text:style-name="P10"><text:span text:style-name="T8">#_ </text:span>delete ==&gt; data area </text:p>
          </table:table-cell>
        </table:table-row>
        <table:table-row>
          <table:table-cell table:style-name="表4.A4" office:value-type="string">
            <text:p text:style-name="P9"/>
          </table:table-cell>
          <table:covered-table-cell/>
          <table:table-cell table:style-name="表4.C2" office:value-type="string">
            <text:p text:style-name="P10"><text:span text:style-name="T8">#_ </text:span>C/P ==&gt; data from gen-ed file </text:p>
          </table:table-cell>
        </table:table-row>
      </table:table>
      <text:p text:style-name="P13"/>
      <text:list xml:id="list9096208733434527448" text:style-name="L2">
        <text:list-item>
          <text:p text:style-name="P16">TASK-1.3 : sheet ==&gt; edit</text:p>
          <text:list>
            <text:list-item>
              <text:p text:style-name="P16">edit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8"/>
          </table:table-cell>
          <table:table-cell table:style-name="表9.B1" office:value-type="string">
            <text:p text:style-name="P14"><text:span text:style-name="T9">#_ </text:span>sort : “profit” ~~&gt; “BB-loc.-1” (DF → CU)</text:p>
            <text:p text:style-name="P14">M – d &gt; s</text:p>
          </table:table-cell>
        </table:table-row>
        <table:table-row>
          <table:table-cell table:style-name="表9.A2" office:value-type="string">
            <text:p text:style-name="P8"/>
          </table:table-cell>
          <table:table-cell table:style-name="表9.B2" office:value-type="string">
            <text:p text:style-name="P14"><text:span text:style-name="T9">#_ </text:span>hide : cols ==&gt; CV ~ DE </text:p>
          </table:table-cell>
        </table:table-row>
        <table:table-row>
          <table:table-cell table:style-name="表9.A2" office:value-type="string">
            <text:p text:style-name="P8"/>
          </table:table-cell>
          <table:table-cell table:style-name="表9.B2" office:value-type="string">
            <text:p text:style-name="P14">addressing ==&gt; total, gain, loss</text:p>
          </table:table-cell>
        </table:table-row>
        <table:table-row>
          <table:table-cell table:style-name="表9.A2" office:value-type="string">
            <text:p text:style-name="P8"/>
          </table:table-cell>
          <table:table-cell table:style-name="表9.B2" office:value-type="string">
            <text:p text:style-name="P14">addressing ==&gt; BB.loc</text:p>
          </table:table-cell>
        </table:table-row>
        <table:table-row>
          <table:table-cell table:style-name="表9.A2" office:value-type="string">
            <text:p text:style-name="P8"/>
          </table:table-cell>
          <table:table-cell table:style-name="表9.B2" office:value-type="string">
            <text:p text:style-name="P14"/>
          </table:table-cell>
        </table:table-row>
      </table:table>
      <text:list xml:id="list31705204" text:continue-numbering="true" text:style-name="L2">
        <text:list-item>
          <text:list>
            <text:list-item>
              <text:p text:style-name="P18">result</text:p>
            </text:list-item>
            <text:list-item>
              <text:p text:style-name="P18"><draw:frame draw:style-name="fr1" draw:name="オブジェクト1" text:anchor-type="paragraph" svg:width="11.292cm" svg:height="4.343cm" draw:z-index="0"><draw:object xlink:href="./Object 1" xlink:type="simple" xlink:show="embed" xlink:actuate="onLoad"/><draw:image xlink:href="./ObjectReplacements/Object 1" xlink:type="simple" xlink:show="embed" xlink:actuate="onLoad"/></draw:frame> <text:s text:c="2"/><text:span text:style-name="T14">@@@</text:span></text:p>
            </text:list-item>
          </text:list>
        </text:list-item>
      </text:list>
      <text:p text:style-name="P14"/>
      <text:p text:style-name="P14"/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8-28T11:47:42.22</dc:date>
    <dc:creator>iwabuchi ken</dc:creator>
    <meta:editing-duration>PT2H56M51S</meta:editing-duration>
    <meta:editing-cycles>27</meta:editing-cycles>
    <meta:generator>OpenOffice/4.1.3$Win32 OpenOffice.org_project/413m1$Build-9783</meta:generator>
    <meta:document-statistic meta:table-count="5" meta:image-count="0" meta:object-count="1" meta:page-count="5" meta:paragraph-count="94" meta:word-count="307" meta:character-count="48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11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2" table:style-name="ta1" table:print="false">
        <table:table-column table:style-name="co1" table:number-columns-repeated="118" table:default-cell-style-name="Default"/>
        <table:table-row table:style-name="ro1" table:number-rows-repeated="7">
          <table:table-cell table:number-columns-repeated="118"/>
        </table:table-row>
        <table:table-row table:style-name="ro2">
          <table:table-cell table:number-columns-repeated="113"/>
          <table:table-cell table:style-name="ce1" office:value-type="string">
            <text:p>loss ( &lt; -1,000)</text:p>
          </table:table-cell>
          <table:table-cell table:style-name="ce1"/>
          <table:table-cell table:style-name="ce1" office:value-type="string">
            <text:p>gain ( &gt; 100)</text:p>
          </table:table-cell>
          <table:table-cell table:style-name="ce1"/>
          <table:table-cell table:style-name="ce1" office:value-type="string">
            <text:p>gain / total</text:p>
          </table:table-cell>
        </table:table-row>
        <table:table-row table:style-name="ro2">
          <table:table-cell table:number-columns-repeated="113"/>
          <table:table-cell table:style-name="ce2" office:value-type="float" office:value="5">
            <text:p>5</text:p>
          </table:table-cell>
          <table:table-cell table:style-name="ce3" office:value-type="percentage" office:value="0.0833333333333333">
            <text:p>8.33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9]/([.DL9]+[.DJ9])" office:value-type="percentage" office:value="0.545454545454545">
            <text:p>54.55%</text:p>
          </table:table-cell>
        </table:table-row>
        <table:table-row table:style-name="ro2">
          <table:table-cell table:number-columns-repeated="113"/>
          <table:table-cell table:style-name="ce2" office:value-type="float" office:value="20">
            <text:p>20</text:p>
          </table:table-cell>
          <table:table-cell table:style-name="ce3" office:value-type="percentage" office:value="0.333333333333333">
            <text:p>33.33%</text:p>
          </table:table-cell>
          <table:table-cell table:style-name="ce2" office:value-type="float" office:value="25">
            <text:p>25</text:p>
          </table:table-cell>
          <table:table-cell table:style-name="ce3" office:value-type="percentage" office:value="0.229357798165138">
            <text:p>22.94%</text:p>
          </table:table-cell>
          <table:table-cell table:style-name="ce3" table:formula="of:=[.DL10]/([.DL10]+[.DJ10])" office:value-type="percentage" office:value="0.555555555555556">
            <text:p>55.56%</text:p>
          </table:table-cell>
        </table:table-row>
        <table:table-row table:style-name="ro2">
          <table:table-cell table:number-columns-repeated="113"/>
          <table:table-cell table:style-name="ce2" office:value-type="float" office:value="15">
            <text:p>15</text:p>
          </table:table-cell>
          <table:table-cell table:style-name="ce3" office:value-type="percentage" office:value="0.25">
            <text:p>25.00%</text:p>
          </table:table-cell>
          <table:table-cell table:style-name="ce2" office:value-type="float" office:value="19">
            <text:p>19</text:p>
          </table:table-cell>
          <table:table-cell table:style-name="ce3" office:value-type="percentage" office:value="0.174311926605505">
            <text:p>17.43%</text:p>
          </table:table-cell>
          <table:table-cell table:style-name="ce3" table:formula="of:=[.DL11]/([.DL11]+[.DJ11])" office:value-type="percentage" office:value="0.558823529411765">
            <text:p>55.88%</text:p>
          </table:table-cell>
        </table:table-row>
        <table:table-row table:style-name="ro2">
          <table:table-cell table:number-columns-repeated="113"/>
          <table:table-cell table:style-name="ce2" office:value-type="float" office:value="13">
            <text:p>13</text:p>
          </table:table-cell>
          <table:table-cell table:style-name="ce3" office:value-type="percentage" office:value="0.216666666666667">
            <text:p>21.67%</text:p>
          </table:table-cell>
          <table:table-cell table:style-name="ce2" office:value-type="float" office:value="17">
            <text:p>17</text:p>
          </table:table-cell>
          <table:table-cell table:style-name="ce3" office:value-type="percentage" office:value="0.155963302752294">
            <text:p>15.60%</text:p>
          </table:table-cell>
          <table:table-cell table:style-name="ce3" table:formula="of:=[.DL12]/([.DL12]+[.DJ12])" office:value-type="percentage" office:value="0.566666666666667">
            <text:p>56.67%</text:p>
          </table:table-cell>
        </table:table-row>
        <table:table-row table:style-name="ro2">
          <table:table-cell table:number-columns-repeated="113"/>
          <table:table-cell table:style-name="ce2" office:value-type="float" office:value="6">
            <text:p>6</text:p>
          </table:table-cell>
          <table:table-cell table:style-name="ce3" office:value-type="percentage" office:value="0.1">
            <text:p>10.00%</text:p>
          </table:table-cell>
          <table:table-cell table:style-name="ce2" office:value-type="float" office:value="36">
            <text:p>36</text:p>
          </table:table-cell>
          <table:table-cell table:style-name="ce3" office:value-type="percentage" office:value="0.330275229357798">
            <text:p>33.03%</text:p>
          </table:table-cell>
          <table:table-cell table:style-name="ce3" table:formula="of:=[.DL13]/([.DL13]+[.DJ13])" office:value-type="percentage" office:value="0.857142857142857">
            <text:p>85.71%</text:p>
          </table:table-cell>
        </table:table-row>
        <table:table-row table:style-name="ro2">
          <table:table-cell table:number-columns-repeated="113"/>
          <table:table-cell table:style-name="ce2" office:value-type="float" office:value="1">
            <text:p>1</text:p>
          </table:table-cell>
          <table:table-cell table:style-name="ce3" office:value-type="percentage" office:value="0.0166666666666667">
            <text:p>1.67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14]/([.DL14]+[.DJ14])" office:value-type="percentage" office:value="0.857142857142857">
            <text:p>85.71%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2020/08/26</text:date>, <text:time>16:17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